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7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75" style:family="graphic" style:parent-style-name="standard">
      <style:graphic-properties draw:opacity="50%" draw:textarea-horizontal-align="justify" draw:textarea-vertical-align="middle" draw:auto-grow-height="false" fo:min-height="2.925cm" fo:min-width="3.627cm" draw:shadow-opacity="50%"/>
      <style:paragraph-properties style:writing-mode="lr-tb"/>
    </style:style>
    <style:style style:name="gr176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1.854cm" fo:min-width="7.192cm" draw:shadow-opacity="50%"/>
    </style:style>
    <style:style style:name="gr177" style:family="graphic" style:parent-style-name="standard">
      <style:graphic-properties svg:stroke-color="#77bc65" draw:fill="solid" draw:fill-color="#77bc65" draw:textarea-horizontal-align="justify" draw:textarea-vertical-align="middle" draw:auto-grow-height="false" fo:min-height="0.703cm" fo:min-width="0.452cm"/>
    </style:style>
    <style:style style:name="gr178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1.926cm" fo:min-width="6.329cm" draw:shadow-opacity="50%"/>
    </style:style>
    <style:style style:name="gr179" style:family="graphic" style:parent-style-name="objectwithoutfill">
      <style:graphic-properties svg:stroke-width="0.102cm" svg:stroke-color="#77bc65" draw:marker-start-width="0.356cm" draw:marker-end-width="0.356cm" draw:fill="solid" draw:fill-color="#77bc65" draw:textarea-vertical-align="middle" fo:padding-top="0.176cm" fo:padding-bottom="0.176cm" fo:padding-left="0.301cm" fo:padding-right="0.301cm"/>
    </style:style>
    <style:style style:name="gr180" style:family="graphic" style:parent-style-name="standard">
      <style:graphic-properties draw:opacity="50%" draw:textarea-horizontal-align="justify" draw:textarea-vertical-align="middle" draw:auto-grow-height="false" fo:min-height="1.972cm" fo:min-width="3.31cm" draw:shadow-opacity="50%"/>
      <style:paragraph-properties style:writing-mode="lr-tb"/>
    </style:style>
    <style:style style:name="gr181" style:family="graphic" style:parent-style-name="standard">
      <style:graphic-properties svg:stroke-color="#77bc65" draw:fill="solid" draw:fill-color="#77bc65" draw:textarea-horizontal-align="justify" draw:textarea-vertical-align="middle" draw:auto-grow-height="false" fo:min-height="0cm" fo:min-width="0cm"/>
    </style:style>
    <style:style style:name="gr182" style:family="graphic" style:parent-style-name="objectwithoutfill">
      <style:graphic-properties draw:stroke="dash" draw:stroke-dash="Dot" svg:stroke-width="0.102cm" draw:marker-start-width="0.356cm" draw:marker-end="Arrowheads_20_3" draw:marker-end-width="0.457cm" svg:stroke-linecap="butt" draw:fill="none" draw:textarea-vertical-align="middle" fo:padding-top="0.176cm" fo:padding-bottom="0.176cm" fo:padding-left="0.301cm" fo:padding-right="0.301cm"/>
    </style:style>
    <style:style style:name="gr183" style:family="graphic" style:parent-style-name="standard">
      <style:graphic-properties draw:stroke="none" svg:stroke-color="#000000" draw:fill="none" draw:fill-color="#ffffff" fo:min-height="1.693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7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.422cm" fo:min-width="0.203cm" draw:shadow-offset-x="0.203cm" draw:shadow-offset-y="0.203cm" draw:shadow-opacity="50%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text-properties fo:language="en" fo:country="US"/>
    </style:style>
    <style:style style:name="P21" style:family="paragraph">
      <loext:graphic-properties draw:fill="none" draw:fill-color="#ffffff"/>
      <style:paragraph-properties style:writing-mode="lr-tb"/>
      <style:text-properties fo:language="en" fo:country="US" fo:font-weight="bold"/>
    </style:style>
    <style:style style:name="P2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3" style:family="paragraph">
      <style:paragraph-properties fo:text-align="center" style:writing-mode="lr-tb"/>
      <style:text-properties fo:language="en" fo:country="US"/>
    </style:style>
    <style:style style:name="P24" style:family="paragraph">
      <loext:graphic-properties draw:opacity="50%"/>
      <style:paragraph-properties fo:text-align="center" style:writing-mode="lr-tb"/>
      <style:text-properties fo:language="en" fo:country="US"/>
    </style:style>
    <style:style style:name="P25" style:family="paragraph">
      <loext:graphic-properties draw:fill="solid" draw:fill-color="#b2b2b2" draw:opacity="50%"/>
      <style:paragraph-properties fo:text-align="center"/>
      <style:text-properties fo:language="en" fo:country="US"/>
    </style:style>
    <style:style style:name="P26" style:family="paragraph">
      <loext:graphic-properties draw:fill="solid" draw:fill-color="#77bc65"/>
      <style:paragraph-properties fo:text-align="center"/>
      <style:text-properties fo:language="en" fo:country="US"/>
    </style:style>
    <style:style style:name="P27" style:family="paragraph">
      <loext:graphic-properties draw:fill="none"/>
      <style:paragraph-properties fo:text-align="center"/>
      <style:text-properties fo:language="en" fo:country="US"/>
    </style:style>
    <style:style style:name="P28" style:family="paragraph">
      <loext:graphic-properties draw:fill="none" draw:fill-color="#ffffff"/>
      <style:paragraph-properties style:writing-mode="lr-tb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29" style:family="paragraph">
      <loext:graphic-properties draw:fill="solid" draw:fill-color="#ff0000" draw:opacity="50%"/>
      <style:paragraph-properties fo:text-align="center" style:writing-mode="lr-tb"/>
      <style:text-properties fo:language="en" fo:country="US"/>
    </style:style>
    <style:style style:name="P30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" draw:text-style-name="P1" draw:layer="layout" svg:width="2.272cm" svg:height="1.413cm" svg:x="5.609cm" svg:y="16.079cm" svg:viewBox="0 0 2273 1414" svg:d="M4 1414c239 0 2269-505 2269-959 0-455-546-455-786-455 0 152-1571 303-1483 1414z">
            <text:p/>
          </draw:path>
          <draw:g>
            <draw:polygon draw:style-name="gr2" draw:text-style-name="P2" draw:layer="layout" svg:width="4.106cm" svg:height="2.373cm" svg:x="3.163cm" svg:y="14.867cm" svg:viewBox="0 0 4107 2374" draw:points="2447,2374 0,960 1660,0 4107,1414">
              <text:p/>
            </draw:polygon>
            <draw:polygon draw:style-name="gr3" draw:text-style-name="P3" draw:layer="layout" svg:width="2.708cm" svg:height="1.565cm" svg:x="4.124cm" svg:y="15.12cm" svg:viewBox="0 0 2709 1566" draw:points="0,404 699,0 2709,1162 2010,1566">
              <text:p/>
            </draw:polygon>
            <draw:polygon draw:style-name="gr4" draw:text-style-name="P4" draw:layer="layout" svg:width="2.446cm" svg:height="3.636cm" svg:x="4.823cm" svg:y="12.645cm" svg:viewBox="0 0 2447 3637" draw:points="0,2223 0,0 2447,1414 2447,3637">
              <text:p/>
            </draw:polygon>
            <draw:polygon draw:style-name="gr5" draw:text-style-name="P5" draw:layer="layout" svg:width="2.271cm" svg:height="3.181cm" svg:x="4.911cm" svg:y="12.796cm" svg:viewBox="0 0 2272 3182" draw:points="0,1869 0,0 2272,1313 2272,3182">
              <text:p/>
            </draw:polygon>
            <draw:polygon draw:style-name="gr6" draw:text-style-name="P2" draw:layer="layout" svg:width="2.533cm" svg:height="1.464cm" svg:x="4.823cm" svg:y="12.594cm" svg:viewBox="0 0 2534 1465" draw:points="2447,1465 0,51 87,0 2534,1414">
              <text:p/>
            </draw:polygon>
            <draw:polygon draw:style-name="gr7" draw:text-style-name="P6" draw:layer="layout" svg:width="0.086cm" svg:height="2.272cm" svg:x="7.27cm" svg:y="14.008cm" svg:viewBox="0 0 87 2273" draw:points="0,2273 0,51 87,0 87,2223">
              <text:p/>
            </draw:polygon>
            <draw:polygon draw:style-name="gr8" draw:text-style-name="P6" draw:layer="layout" svg:width="1.659cm" svg:height="1.211cm" svg:x="5.61cm" svg:y="16.281cm" svg:viewBox="0 0 1660 1212" draw:points="0,1212 0,960 1660,0 1660,253">
              <text:p/>
            </draw:polygon>
            <draw:line draw:style-name="gr9" draw:text-style-name="P7" draw:layer="layout" svg:x1="4.299cm" svg:y1="15.423cm" svg:x2="6.309cm" svg:y2="16.585cm">
              <text:p/>
            </draw:line>
            <draw:line draw:style-name="gr10" draw:text-style-name="P7" draw:layer="layout" svg:x1="4.474cm" svg:y1="15.322cm" svg:x2="6.484cm" svg:y2="16.484cm">
              <text:p/>
            </draw:line>
            <draw:line draw:style-name="gr11" draw:text-style-name="P7" draw:layer="layout" svg:x1="4.649cm" svg:y1="15.221cm" svg:x2="6.659cm" svg:y2="16.383cm">
              <text:p/>
            </draw:line>
            <draw:line draw:style-name="gr12" draw:text-style-name="P7" draw:layer="layout" svg:x1="6.396cm" svg:y1="16.231cm" svg:x2="6.571cm" svg:y2="16.13cm">
              <text:p/>
            </draw:line>
            <draw:line draw:style-name="gr13" draw:text-style-name="P7" draw:layer="layout" svg:x1="6.222cm" svg:y1="16.13cm" svg:x2="6.397cm" svg:y2="16.029cm">
              <text:p/>
            </draw:line>
            <draw:line draw:style-name="gr14" draw:text-style-name="P7" draw:layer="layout" svg:x1="6.047cm" svg:y1="16.029cm" svg:x2="6.222cm" svg:y2="15.928cm">
              <text:p/>
            </draw:line>
            <draw:line draw:style-name="gr15" draw:text-style-name="P7" draw:layer="layout" svg:x1="6.134cm" svg:y1="16.281cm" svg:x2="6.309cm" svg:y2="16.18cm">
              <text:p/>
            </draw:line>
            <draw:line draw:style-name="gr16" draw:text-style-name="P7" draw:layer="layout" svg:x1="5.959cm" svg:y1="16.18cm" svg:x2="6.134cm" svg:y2="16.079cm">
              <text:p/>
            </draw:line>
            <draw:line draw:style-name="gr17" draw:text-style-name="P7" draw:layer="layout" svg:x1="5.785cm" svg:y1="16.079cm" svg:x2="5.96cm" svg:y2="15.978cm">
              <text:p/>
            </draw:line>
            <draw:line draw:style-name="gr18" draw:text-style-name="P7" draw:layer="layout" svg:x1="5.872cm" svg:y1="15.928cm" svg:x2="6.047cm" svg:y2="15.827cm">
              <text:p/>
            </draw:line>
            <draw:line draw:style-name="gr19" draw:text-style-name="P7" draw:layer="layout" svg:x1="5.61cm" svg:y1="15.978cm" svg:x2="5.785cm" svg:y2="15.877cm">
              <text:p/>
            </draw:line>
            <draw:line draw:style-name="gr20" draw:text-style-name="P7" draw:layer="layout" svg:x1="5.697cm" svg:y1="15.827cm" svg:x2="5.872cm" svg:y2="15.726cm">
              <text:p/>
            </draw:line>
            <draw:line draw:style-name="gr21" draw:text-style-name="P7" draw:layer="layout" svg:x1="5.522cm" svg:y1="15.726cm" svg:x2="5.697cm" svg:y2="15.625cm">
              <text:p/>
            </draw:line>
            <draw:line draw:style-name="gr22" draw:text-style-name="P7" draw:layer="layout" svg:x1="5.348cm" svg:y1="15.625cm" svg:x2="5.523cm" svg:y2="15.524cm">
              <text:p/>
            </draw:line>
            <draw:line draw:style-name="gr23" draw:text-style-name="P7" draw:layer="layout" svg:x1="5.435cm" svg:y1="15.877cm" svg:x2="5.61cm" svg:y2="15.776cm">
              <text:p/>
            </draw:line>
            <draw:line draw:style-name="gr24" draw:text-style-name="P7" draw:layer="layout" svg:x1="5.26cm" svg:y1="15.776cm" svg:x2="5.435cm" svg:y2="15.675cm">
              <text:p/>
            </draw:line>
            <draw:line draw:style-name="gr25" draw:text-style-name="P7" draw:layer="layout" svg:x1="5.086cm" svg:y1="15.675cm" svg:x2="5.261cm" svg:y2="15.574cm">
              <text:p/>
            </draw:line>
            <draw:line draw:style-name="gr26" draw:text-style-name="P7" draw:layer="layout" svg:x1="5.173cm" svg:y1="15.524cm" svg:x2="5.348cm" svg:y2="15.423cm">
              <text:p/>
            </draw:line>
            <draw:line draw:style-name="gr27" draw:text-style-name="P7" draw:layer="layout" svg:x1="4.911cm" svg:y1="15.574cm" svg:x2="5.086cm" svg:y2="15.473cm">
              <text:p/>
            </draw:line>
            <draw:line draw:style-name="gr28" draw:text-style-name="P7" draw:layer="layout" svg:x1="4.998cm" svg:y1="15.423cm" svg:x2="5.173cm" svg:y2="15.322cm">
              <text:p/>
            </draw:line>
            <draw:line draw:style-name="gr29" draw:text-style-name="P7" draw:layer="layout" svg:x1="4.823cm" svg:y1="15.322cm" svg:x2="4.998cm" svg:y2="15.221cm">
              <text:p/>
            </draw:line>
            <draw:line draw:style-name="gr30" draw:text-style-name="P7" draw:layer="layout" svg:x1="4.736cm" svg:y1="15.473cm" svg:x2="4.911cm" svg:y2="15.372cm">
              <text:p/>
            </draw:line>
            <draw:line draw:style-name="gr31" draw:text-style-name="P7" draw:layer="layout" svg:x1="5.872cm" svg:y1="16.332cm" svg:x2="6.047cm" svg:y2="16.231cm">
              <text:p/>
            </draw:line>
            <draw:line draw:style-name="gr32" draw:text-style-name="P7" draw:layer="layout" svg:x1="5.697cm" svg:y1="16.231cm" svg:x2="5.872cm" svg:y2="16.13cm">
              <text:p/>
            </draw:line>
            <draw:line draw:style-name="gr33" draw:text-style-name="P7" draw:layer="layout" svg:x1="5.522cm" svg:y1="16.13cm" svg:x2="5.697cm" svg:y2="16.029cm">
              <text:p/>
            </draw:line>
            <draw:line draw:style-name="gr34" draw:text-style-name="P7" draw:layer="layout" svg:x1="5.435cm" svg:y1="16.281cm" svg:x2="5.61cm" svg:y2="16.18cm">
              <text:p/>
            </draw:line>
            <draw:line draw:style-name="gr35" draw:text-style-name="P7" draw:layer="layout" svg:x1="5.26cm" svg:y1="16.18cm" svg:x2="5.435cm" svg:y2="16.079cm">
              <text:p/>
            </draw:line>
            <draw:line draw:style-name="gr36" draw:text-style-name="P7" draw:layer="layout" svg:x1="5.348cm" svg:y1="16.029cm" svg:x2="5.523cm" svg:y2="15.928cm">
              <text:p/>
            </draw:line>
            <draw:line draw:style-name="gr37" draw:text-style-name="P7" draw:layer="layout" svg:x1="5.173cm" svg:y1="15.928cm" svg:x2="5.348cm" svg:y2="15.827cm">
              <text:p/>
            </draw:line>
            <draw:line draw:style-name="gr38" draw:text-style-name="P7" draw:layer="layout" svg:x1="4.998cm" svg:y1="15.827cm" svg:x2="5.173cm" svg:y2="15.726cm">
              <text:p/>
            </draw:line>
            <draw:line draw:style-name="gr39" draw:text-style-name="P7" draw:layer="layout" svg:x1="4.823cm" svg:y1="15.726cm" svg:x2="4.998cm" svg:y2="15.625cm">
              <text:p/>
            </draw:line>
            <draw:line draw:style-name="gr40" draw:text-style-name="P7" draw:layer="layout" svg:x1="4.561cm" svg:y1="15.776cm" svg:x2="4.736cm" svg:y2="15.675cm">
              <text:p/>
            </draw:line>
            <draw:line draw:style-name="gr41" draw:text-style-name="P7" draw:layer="layout" svg:x1="4.649cm" svg:y1="15.625cm" svg:x2="4.824cm" svg:y2="15.524cm">
              <text:p/>
            </draw:line>
            <draw:line draw:style-name="gr42" draw:text-style-name="P7" draw:layer="layout" svg:x1="4.386cm" svg:y1="15.675cm" svg:x2="4.561cm" svg:y2="15.574cm">
              <text:p/>
            </draw:line>
            <draw:line draw:style-name="gr43" draw:text-style-name="P7" draw:layer="layout" svg:x1="5.785cm" svg:y1="16.484cm" svg:x2="5.96cm" svg:y2="16.383cm">
              <text:p/>
            </draw:line>
            <draw:line draw:style-name="gr44" draw:text-style-name="P7" draw:layer="layout" svg:x1="5.61cm" svg:y1="16.382cm" svg:x2="5.785cm" svg:y2="16.281cm">
              <text:p/>
            </draw:line>
            <draw:polygon draw:style-name="gr45" draw:text-style-name="P4" draw:layer="layout" svg:width="2.446cm" svg:height="1.666cm" svg:x="3.163cm" svg:y="15.827cm" svg:viewBox="0 0 2447 1667" draw:points="0,253 0,0 2447,1414 2447,1667">
              <text:p/>
            </draw:polygon>
            <draw:polygon draw:style-name="gr46" draw:text-style-name="P8" draw:layer="layout" svg:width="4.194cm" svg:height="4.899cm" svg:x="3.163cm" svg:y="12.594cm" svg:viewBox="0 0 4195 4900" draw:points="1748,0 4195,1414 4195,3637 4107,3687 4107,3940 2447,4900 0,3485 0,3233 1660,2273 1660,51">
              <text:p/>
            </draw:polygon>
            <draw:polygon draw:style-name="gr47" draw:text-style-name="P9" draw:layer="layout" svg:width="1.048cm" svg:height="0.605cm" svg:x="4.212cm" svg:y="15.978cm" svg:viewBox="0 0 1049 606" draw:points="0,253 437,0 1049,354 612,606">
              <text:p/>
            </draw:polygon>
            <draw:line draw:style-name="gr48" draw:text-style-name="P7" draw:layer="layout" svg:x1="6.309cm" svg:y1="16.382cm" svg:x2="6.484cm" svg:y2="16.281cm">
              <text:p/>
            </draw:line>
            <draw:line draw:style-name="gr49" draw:text-style-name="P7" draw:layer="layout" svg:x1="6.047cm" svg:y1="16.433cm" svg:x2="6.222cm" svg:y2="16.332cm">
              <text:p/>
            </draw:lin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0" draw:text-style-name="P1" draw:layer="layout" svg:width="0.956cm" svg:height="0.604cm" svg:x="23.03cm" svg:y="17.924cm" svg:viewBox="0 0 957 605" svg:d="M0 605c240 0 957-201 957-353 0-151-23-252-262-252 0 151-699 151-695 605z">
              <text:p/>
            </draw:path>
            <draw:g>
              <draw:polygon draw:style-name="gr51" draw:text-style-name="P4" draw:layer="layout" svg:width="0.435cm" svg:height="0.504cm" svg:x="22.678cm" svg:y="18.025cm" svg:viewBox="0 0 436 505" draw:points="0,303 87,0 436,202 349,505">
                <text:p/>
              </draw:polygon>
              <draw:polygon draw:style-name="gr52" draw:text-style-name="P2" draw:layer="layout" svg:width="0.959cm" svg:height="0.554cm" svg:x="22.765cm" svg:y="17.672cm" svg:viewBox="0 0 960 555" draw:points="0,353 175,202 436,50 611,0 960,202 786,252 524,404 349,555">
                <text:p/>
              </draw:polygon>
              <draw:path draw:style-name="gr53" draw:text-style-name="P6" draw:layer="layout" svg:width="0.785cm" svg:height="0.655cm" svg:x="23.027cm" svg:y="17.873cm" svg:viewBox="0 0 786 656" svg:d="M786 202c0-303-175-202-350-101-174 101-349 101-436 555 0 0 349-202 786-454z">
                <text:p/>
              </draw:path>
              <draw:path draw:style-name="gr54" draw:text-style-name="P8" draw:layer="layout" svg:width="1.134cm" svg:height="0.857cm" svg:x="22.678cm" svg:y="17.672cm" svg:viewBox="0 0 1135 858" svg:d="M698 0c-174 50-174 50-349 151-87 51-262 101-349 505 175 101 175 101 349 202 100-46 611-353 786-454 0-253-175-253-437-404z">
                <text:p/>
              </draw:path>
            </draw:g>
          </draw:g>
          <draw:g>
            <draw:path draw:style-name="gr55" draw:text-style-name="P1" draw:layer="layout" svg:width="1.57cm" svg:height="1.21cm" svg:x="22.241cm" svg:y="15.502cm" svg:viewBox="0 0 1571 1211" svg:d="M6 1211c239 0 1565-51 1565-505s-455-706-695-706c0 151-958 101-870 1211z">
              <text:p/>
            </draw:path>
            <draw:g>
              <draw:polygon draw:style-name="gr56" draw:text-style-name="P4" draw:layer="layout" svg:width="0.872cm" svg:height="0.705cm" svg:x="21.368cm" svg:y="16.006cm" svg:viewBox="0 0 873 706" draw:points="0,202 0,0 873,505 873,706">
                <text:p/>
              </draw:polygon>
              <draw:polygon draw:style-name="gr57" draw:text-style-name="P4" draw:layer="layout" svg:width="0.872cm" svg:height="0.857cm" svg:x="22.067cm" svg:y="15.25cm" svg:viewBox="0 0 873 858" draw:points="0,353 0,0 873,505 873,858">
                <text:p/>
              </draw:polygon>
              <draw:polygon draw:style-name="gr58" draw:text-style-name="P2" draw:layer="layout" svg:width="1.57cm" svg:height="0.907cm" svg:x="21.368cm" svg:y="15.603cm" svg:viewBox="0 0 1571 908" draw:points="0,404 698,0 1571,505 873,908">
                <text:p/>
              </draw:polygon>
              <draw:line draw:style-name="gr59" draw:text-style-name="P7" draw:layer="layout" svg:x1="22.067cm" svg:y1="15.603cm" svg:x2="22.94cm" svg:y2="16.108cm">
                <text:p/>
              </draw:line>
              <draw:polygon draw:style-name="gr60" draw:text-style-name="P6" draw:layer="layout" svg:width="0.872cm" svg:height="0.857cm" svg:x="22.241cm" svg:y="15.855cm" svg:viewBox="0 0 873 858" draw:points="0,858 0,656 698,252 698,0 873,101 873,353">
                <text:p/>
              </draw:polygon>
              <draw:polygon draw:style-name="gr61" draw:text-style-name="P4" draw:layer="layout" svg:width="2.792cm" svg:height="3.834cm" svg:x="20.408cm" svg:y="12.172cm" svg:viewBox="0 0 2793 3835" draw:points="0,2220 0,0 2793,1615 2793,3835">
                <text:p/>
              </draw:polygon>
              <draw:polygon draw:style-name="gr62" draw:text-style-name="P5" draw:layer="layout" svg:width="2.618cm" svg:height="3.531cm" svg:x="20.496cm" svg:y="12.323cm" svg:viewBox="0 0 2619 3532" draw:points="0,2018 0,0 2619,1514 2619,3532">
                <text:p/>
              </draw:polygon>
              <draw:polygon draw:style-name="gr63" draw:text-style-name="P2" draw:layer="layout" svg:width="2.967cm" svg:height="1.714cm" svg:x="20.408cm" svg:y="12.071cm" svg:viewBox="0 0 2968 1715" draw:points="2793,1715 0,101 175,0 2968,1615">
                <text:p/>
              </draw:polygon>
              <draw:polygon draw:style-name="gr64" draw:text-style-name="P6" draw:layer="layout" svg:width="0.174cm" svg:height="2.32cm" svg:x="23.202cm" svg:y="13.686cm" svg:viewBox="0 0 175 2321" draw:points="0,2321 0,101 175,0 175,2220">
                <text:p/>
              </draw:polygon>
              <draw:polygon draw:style-name="gr65" draw:text-style-name="P8" draw:layer="layout" svg:width="2.967cm" svg:height="4.641cm" svg:x="20.408cm" svg:y="12.071cm" svg:viewBox="0 0 2968 4642" draw:points="175,0 2968,1615 2968,3835 2793,3935 2706,3885 2706,4137 1833,4642 960,4137 960,3935 1658,3532 1658,3280 0,2321 0,101">
                <text:p/>
              </draw:polygon>
            </draw:g>
          </draw:g>
          <draw:g>
            <draw:path draw:style-name="gr66" draw:text-style-name="P1" draw:layer="layout" svg:width="1.136cm" svg:height="0.604cm" svg:x="21.89cm" svg:y="17.369cm" svg:viewBox="0 0 1137 605" svg:d="M6 605c240 0 1131-252 1131-403 0-152-22-202-262-202 0 151-960 101-869 605z">
              <text:p/>
            </draw:path>
            <draw:g>
              <draw:polygon draw:style-name="gr67" draw:text-style-name="P2" draw:layer="layout" svg:width="3.752cm" svg:height="2.169cm" svg:x="19.099cm" svg:y="15.653cm" svg:viewBox="0 0 3753 2170" draw:points="2793,2170 0,555 960,0 3753,1615">
                <text:p/>
              </draw:polygon>
              <draw:polygon draw:style-name="gr68" draw:text-style-name="P3" draw:layer="layout" svg:width="2.53cm" svg:height="1.462cm" svg:x="19.361cm" svg:y="15.805cm" svg:viewBox="0 0 2531 1463" draw:points="0,404 698,0 2531,1060 1833,1463">
                <text:p/>
              </draw:polygon>
              <draw:polygon draw:style-name="gr69" draw:text-style-name="P3" draw:layer="layout" svg:width="1.221cm" svg:height="0.705cm" svg:x="21.368cm" svg:y="16.965cm" svg:viewBox="0 0 1222 706" draw:points="0,404 698,0 1222,303 524,706">
                <text:p/>
              </draw:polygon>
              <draw:polygon draw:style-name="gr70" draw:text-style-name="P6" draw:layer="layout" svg:width="0.959cm" svg:height="0.756cm" svg:x="21.892cm" svg:y="17.268cm" svg:viewBox="0 0 960 757" draw:points="0,757 0,555 960,0 960,202">
                <text:p/>
              </draw:polygon>
              <draw:line draw:style-name="gr71" draw:text-style-name="P7" draw:layer="layout" svg:x1="19.535cm" svg:y1="16.107cm" svg:x2="21.368cm" svg:y2="17.167cm">
                <text:p/>
              </draw:line>
              <draw:line draw:style-name="gr72" draw:text-style-name="P7" draw:layer="layout" svg:x1="19.71cm" svg:y1="16.006cm" svg:x2="21.543cm" svg:y2="17.066cm">
                <text:p/>
              </draw:line>
              <draw:line draw:style-name="gr73" draw:text-style-name="P7" draw:layer="layout" svg:x1="19.885cm" svg:y1="15.906cm" svg:x2="21.718cm" svg:y2="16.966cm">
                <text:p/>
              </draw:line>
              <draw:line draw:style-name="gr74" draw:text-style-name="P7" draw:layer="layout" svg:x1="21.543cm" svg:y1="16.864cm" svg:x2="21.718cm" svg:y2="16.763cm">
                <text:p/>
              </draw:line>
              <draw:line draw:style-name="gr75" draw:text-style-name="P7" draw:layer="layout" svg:x1="21.368cm" svg:y1="16.763cm" svg:x2="21.543cm" svg:y2="16.662cm">
                <text:p/>
              </draw:line>
              <draw:line draw:style-name="gr76" draw:text-style-name="P7" draw:layer="layout" svg:x1="21.194cm" svg:y1="16.663cm" svg:x2="21.369cm" svg:y2="16.562cm">
                <text:p/>
              </draw:line>
              <draw:line draw:style-name="gr77" draw:text-style-name="P7" draw:layer="layout" svg:x1="21.281cm" svg:y1="16.915cm" svg:x2="21.456cm" svg:y2="16.814cm">
                <text:p/>
              </draw:line>
              <draw:line draw:style-name="gr78" draw:text-style-name="P7" draw:layer="layout" svg:x1="21.107cm" svg:y1="16.814cm" svg:x2="21.282cm" svg:y2="16.713cm">
                <text:p/>
              </draw:line>
              <draw:line draw:style-name="gr79" draw:text-style-name="P7" draw:layer="layout" svg:x1="20.932cm" svg:y1="16.713cm" svg:x2="21.107cm" svg:y2="16.612cm">
                <text:p/>
              </draw:line>
              <draw:line draw:style-name="gr80" draw:text-style-name="P7" draw:layer="layout" svg:x1="21.019cm" svg:y1="16.562cm" svg:x2="21.194cm" svg:y2="16.461cm">
                <text:p/>
              </draw:line>
              <draw:line draw:style-name="gr81" draw:text-style-name="P7" draw:layer="layout" svg:x1="20.757cm" svg:y1="16.612cm" svg:x2="20.932cm" svg:y2="16.511cm">
                <text:p/>
              </draw:line>
              <draw:line draw:style-name="gr82" draw:text-style-name="P7" draw:layer="layout" svg:x1="20.845cm" svg:y1="16.461cm" svg:x2="21.02cm" svg:y2="16.36cm">
                <text:p/>
              </draw:line>
              <draw:line draw:style-name="gr83" draw:text-style-name="P7" draw:layer="layout" svg:x1="20.67cm" svg:y1="16.36cm" svg:x2="20.845cm" svg:y2="16.259cm">
                <text:p/>
              </draw:line>
              <draw:line draw:style-name="gr84" draw:text-style-name="P7" draw:layer="layout" svg:x1="20.496cm" svg:y1="16.259cm" svg:x2="20.671cm" svg:y2="16.158cm">
                <text:p/>
              </draw:line>
              <draw:line draw:style-name="gr85" draw:text-style-name="P7" draw:layer="layout" svg:x1="20.583cm" svg:y1="16.511cm" svg:x2="20.758cm" svg:y2="16.41cm">
                <text:p/>
              </draw:line>
              <draw:line draw:style-name="gr86" draw:text-style-name="P7" draw:layer="layout" svg:x1="20.408cm" svg:y1="16.41cm" svg:x2="20.583cm" svg:y2="16.309cm">
                <text:p/>
              </draw:line>
              <draw:line draw:style-name="gr87" draw:text-style-name="P7" draw:layer="layout" svg:x1="20.234cm" svg:y1="16.309cm" svg:x2="20.409cm" svg:y2="16.208cm">
                <text:p/>
              </draw:line>
              <draw:line draw:style-name="gr88" draw:text-style-name="P7" draw:layer="layout" svg:x1="20.321cm" svg:y1="16.158cm" svg:x2="20.496cm" svg:y2="16.057cm">
                <text:p/>
              </draw:line>
              <draw:line draw:style-name="gr89" draw:text-style-name="P7" draw:layer="layout" svg:x1="20.059cm" svg:y1="16.208cm" svg:x2="20.234cm" svg:y2="16.107cm">
                <text:p/>
              </draw:line>
              <draw:line draw:style-name="gr90" draw:text-style-name="P7" draw:layer="layout" svg:x1="20.146cm" svg:y1="16.057cm" svg:x2="20.321cm" svg:y2="15.956cm">
                <text:p/>
              </draw:line>
              <draw:line draw:style-name="gr91" draw:text-style-name="P7" draw:layer="layout" svg:x1="19.972cm" svg:y1="15.956cm" svg:x2="20.147cm" svg:y2="15.855cm">
                <text:p/>
              </draw:line>
              <draw:line draw:style-name="gr92" draw:text-style-name="P7" draw:layer="layout" svg:x1="19.885cm" svg:y1="16.107cm" svg:x2="20.06cm" svg:y2="16.006cm">
                <text:p/>
              </draw:line>
              <draw:line draw:style-name="gr93" draw:text-style-name="P7" draw:layer="layout" svg:x1="21.019cm" svg:y1="16.965cm" svg:x2="21.194cm" svg:y2="16.864cm">
                <text:p/>
              </draw:line>
              <draw:line draw:style-name="gr94" draw:text-style-name="P7" draw:layer="layout" svg:x1="20.845cm" svg:y1="16.864cm" svg:x2="21.02cm" svg:y2="16.763cm">
                <text:p/>
              </draw:line>
              <draw:line draw:style-name="gr95" draw:text-style-name="P7" draw:layer="layout" svg:x1="20.67cm" svg:y1="16.763cm" svg:x2="20.845cm" svg:y2="16.662cm">
                <text:p/>
              </draw:line>
              <draw:line draw:style-name="gr96" draw:text-style-name="P7" draw:layer="layout" svg:x1="20.583cm" svg:y1="16.915cm" svg:x2="20.758cm" svg:y2="16.814cm">
                <text:p/>
              </draw:line>
              <draw:line draw:style-name="gr97" draw:text-style-name="P7" draw:layer="layout" svg:x1="20.408cm" svg:y1="16.814cm" svg:x2="20.583cm" svg:y2="16.713cm">
                <text:p/>
              </draw:line>
              <draw:line draw:style-name="gr98" draw:text-style-name="P7" draw:layer="layout" svg:x1="20.496cm" svg:y1="16.663cm" svg:x2="20.671cm" svg:y2="16.562cm">
                <text:p/>
              </draw:line>
              <draw:line draw:style-name="gr99" draw:text-style-name="P7" draw:layer="layout" svg:x1="20.321cm" svg:y1="16.562cm" svg:x2="20.496cm" svg:y2="16.461cm">
                <text:p/>
              </draw:line>
              <draw:line draw:style-name="gr100" draw:text-style-name="P7" draw:layer="layout" svg:x1="20.146cm" svg:y1="16.461cm" svg:x2="20.321cm" svg:y2="16.36cm">
                <text:p/>
              </draw:line>
              <draw:line draw:style-name="gr101" draw:text-style-name="P7" draw:layer="layout" svg:x1="19.972cm" svg:y1="16.36cm" svg:x2="20.147cm" svg:y2="16.259cm">
                <text:p/>
              </draw:line>
              <draw:line draw:style-name="gr102" draw:text-style-name="P7" draw:layer="layout" svg:x1="19.71cm" svg:y1="16.41cm" svg:x2="19.885cm" svg:y2="16.309cm">
                <text:p/>
              </draw:line>
              <draw:line draw:style-name="gr103" draw:text-style-name="P7" draw:layer="layout" svg:x1="19.797cm" svg:y1="16.259cm" svg:x2="19.972cm" svg:y2="16.158cm">
                <text:p/>
              </draw:line>
              <draw:line draw:style-name="gr104" draw:text-style-name="P7" draw:layer="layout" svg:x1="19.535cm" svg:y1="16.309cm" svg:x2="19.71cm" svg:y2="16.208cm">
                <text:p/>
              </draw:line>
              <draw:line draw:style-name="gr105" draw:text-style-name="P7" draw:layer="layout" svg:x1="20.932cm" svg:y1="17.117cm" svg:x2="21.107cm" svg:y2="17.016cm">
                <text:p/>
              </draw:line>
              <draw:line draw:style-name="gr106" draw:text-style-name="P7" draw:layer="layout" svg:x1="20.757cm" svg:y1="17.016cm" svg:x2="20.932cm" svg:y2="16.915cm">
                <text:p/>
              </draw:line>
              <draw:line draw:style-name="gr107" draw:text-style-name="P7" draw:layer="layout" svg:x1="21.543cm" svg:y1="17.47cm" svg:x2="22.241cm" svg:y2="17.066cm">
                <text:p/>
              </draw:line>
              <draw:line draw:style-name="gr108" draw:text-style-name="P7" draw:layer="layout" svg:x1="21.718cm" svg:y1="17.571cm" svg:x2="22.416cm" svg:y2="17.167cm">
                <text:p/>
              </draw:line>
              <draw:line draw:style-name="gr109" draw:text-style-name="P7" draw:layer="layout" svg:x1="21.892cm" svg:y1="17.066cm" svg:x2="22.416cm" svg:y2="17.369cm">
                <text:p/>
              </draw:line>
              <draw:line draw:style-name="gr110" draw:text-style-name="P7" draw:layer="layout" svg:x1="21.718cm" svg:y1="17.167cm" svg:x2="22.242cm" svg:y2="17.47cm">
                <text:p/>
              </draw:line>
              <draw:line draw:style-name="gr111" draw:text-style-name="P7" draw:layer="layout" svg:x1="21.543cm" svg:y1="17.268cm" svg:x2="21.892cm" svg:y2="17.47cm">
                <text:p/>
              </draw:line>
              <draw:polygon draw:style-name="gr112" draw:text-style-name="P4" draw:layer="layout" svg:width="2.792cm" svg:height="1.815cm" svg:x="19.099cm" svg:y="16.208cm" svg:viewBox="0 0 2793 1816" draw:points="0,202 0,0 2793,1615 2793,1816">
                <text:p/>
              </draw:polygon>
              <draw:polygon draw:style-name="gr113" draw:text-style-name="P8" draw:layer="layout" svg:width="3.752cm" svg:height="2.37cm" svg:x="19.099cm" svg:y="15.653cm" svg:viewBox="0 0 3753 2371" draw:points="960,0 3753,1615 3753,1816 2793,2371 0,757 0,555">
                <text:p/>
              </draw:polygon>
            </draw:g>
          </draw:g>
        </draw:g>
        <draw:g>
          <draw:path draw:style-name="gr114" draw:text-style-name="P10" draw:layer="layout" svg:width="2.848cm" svg:height="1.985cm" svg:x="17.51cm" svg:y="15.754cm" svg:viewBox="0 0 2849 1986" svg:d="M1407 0c1236 0 1442 741 1442 1403-412 441-2063 881-2844 314-44-645 163-1717 1402-1717z">
            <text:p/>
          </draw:path>
          <draw:path draw:style-name="gr115" draw:text-style-name="P11" draw:layer="layout" svg:width="0.617cm" svg:height="1.435cm" svg:x="18.916cm" svg:y="16.086cm" svg:viewBox="0 0 618 1436" svg:d="M0 110c137-74 482-36 618-110 0 442 0 1436 0 1436 0-501-481-959-618-1326z">
            <text:p/>
          </draw:path>
          <draw:path draw:style-name="gr116" draw:text-style-name="P12" draw:layer="layout" svg:width="0.936cm" svg:height="1.195cm" svg:x="18.652cm" svg:y="15.093cm" svg:viewBox="0 0 937 1196" svg:d="M413 0c349 0 462 403 462 624 0 220 213 480-148 550-363 70-727-12-727-513 0-500 62-661 413-661z">
            <text:p/>
          </draw:path>
          <draw:path draw:style-name="gr117" draw:text-style-name="P13" draw:layer="layout" svg:width="1.444cm" svg:height="1.765cm" svg:x="18.709cm" svg:y="14.1cm" svg:viewBox="0 0 1445 1766" svg:d="M824 0c351 0 621 0 621 772 0 771-270 994-621 994-350 0-824-494-824-994 0-501 474-772 824-772z">
            <text:p/>
          </draw:path>
          <draw:path draw:style-name="gr118" draw:text-style-name="P14" draw:layer="layout" svg:width="1.749cm" svg:height="1.671cm" svg:x="18.367cm" svg:y="13.657cm" svg:viewBox="0 0 1750 1672" svg:d="M757 0c411 0 1030 0 991 442-209 200-881 53-991 219-330 506 205 1326-622 885-412-994 209-1546 622-1546z">
            <text:p/>
          </draw:path>
        </draw:g>
        <draw:g>
          <draw:path draw:style-name="gr119" draw:text-style-name="P15" draw:layer="layout" svg:width="2.436cm" svg:height="1.587cm" svg:x="1.952cm" svg:y="16.307cm" svg:viewBox="0 0 2437 1588" svg:d="M1198 0c-1236 0-1120 952-1198 1403 643 379 2024 143 2437-409-206-442 0-994-1239-994z">
            <text:p/>
          </draw:path>
          <draw:path draw:style-name="gr120" draw:text-style-name="P11" draw:layer="layout" svg:width="0.607cm" svg:height="1.238cm" svg:x="3.16cm" svg:y="16.503cm" svg:viewBox="0 0 608 1239" svg:d="M565 0c-142 151-283 227-565 76 411 330 608 1163 608 1163 0-500-43-797-43-1239z">
            <text:p/>
          </draw:path>
          <draw:path draw:style-name="gr121" draw:text-style-name="P12" draw:layer="layout" svg:width="0.852cm" svg:height="0.912cm" svg:x="2.915cm" svg:y="15.754cm" svg:viewBox="0 0 853 913" svg:d="M235 0c-350 0-206 330-206 552s412 442 618 332 206-110 206-442-268-442-618-442z">
            <text:p/>
          </draw:path>
          <draw:path draw:style-name="gr122" draw:text-style-name="P13" draw:layer="layout" svg:width="1.239cm" svg:height="1.435cm" svg:x="2.941cm" svg:y="14.871cm" svg:viewBox="0 0 1240 1436" svg:d="M622 0c-351 0-622 110-622 552s271 884 622 884c349 0 618-385 618-884 0-502-269-552-618-552z">
            <text:p/>
          </draw:path>
          <draw:path draw:style-name="gr123" draw:text-style-name="P16" draw:layer="layout" svg:width="1.721cm" svg:height="2.019cm" svg:x="2.46cm" svg:y="14.319cm" svg:viewBox="0 0 1722 2020" svg:d="M620 0c411 0 1140 110 1101 552-209 200-921 52-1030 222-328 504 70 1433-413 1213-618-1103-71-1987 342-1987z">
            <text:p/>
          </draw:path>
        </draw:g>
        <draw:g>
          <draw:glue-point draw:id="4" svg:x="1.09cm" svg:y="-3.333cm"/>
          <draw:glue-point draw:id="5" svg:x="3.797cm" svg:y="3.166cm"/>
          <draw:glue-point draw:id="6" svg:x="-1.917cm" svg:y="3.333cm"/>
          <draw:glue-point draw:id="7" svg:x="-4.023cm" svg:y="-0.666cm"/>
          <draw:glue-point draw:id="8" svg:x="-3.121cm" svg:y="-2.333cm"/>
          <draw:glue-point draw:id="9" svg:x="-2.519cm" svg:y="-4cm"/>
          <draw:glue-point draw:id="10" svg:x="3.724cm" svg:y="1.5cm" draw:escape-direction="right"/>
          <draw:glue-point draw:id="11" svg:x="1.318cm" svg:y="-3.166cm" draw:escape-direction="right"/>
          <draw:glue-point draw:id="12" svg:x="1.017cm" svg:y="-3.333cm" draw:escape-direction="up"/>
          <draw:path draw:style-name="gr124" draw:text-style-name="P1" draw:layer="layout" svg:width="1.341cm" svg:height="0.933cm" svg:x="25.058cm" svg:y="17.168cm" svg:viewBox="0 0 1342 934" svg:d="M8 934c277 0 1209-175 1310-468 101-291-126-466-403-466 0 175-1012 350-907 934z">
            <text:p/>
          </draw:path>
          <draw:g>
            <draw:glue-point draw:id="4" svg:x="-1.585cm" svg:y="3.333cm"/>
            <draw:glue-point draw:id="5" svg:x="4.747cm" svg:y="3.166cm"/>
            <draw:glue-point draw:id="6" svg:x="1.747cm" svg:y="-3.333cm"/>
            <draw:glue-point draw:id="7" svg:x="-4.919cm" svg:y="1.666cm"/>
            <draw:glue-point draw:id="8" svg:x="1.747cm" svg:y="5cm"/>
            <draw:polygon draw:style-name="gr125" draw:text-style-name="P6" draw:layer="layout" svg:width="0.805cm" svg:height="1.865cm" svg:x="25.167cm" svg:y="16.061cm" svg:viewBox="0 0 806 1866" draw:points="806,0 806,1400 0,1866">
              <text:p/>
            </draw:polygon>
            <draw:polygon draw:style-name="gr126" draw:text-style-name="P6" draw:layer="layout" svg:width="1.007cm" svg:height="2.333cm" svg:x="25.065cm" svg:y="15.768cm" svg:viewBox="0 0 1008 2334" draw:points="1008,0 1008,350 202,2216 0,2334">
              <text:p/>
            </draw:polygon>
            <draw:polygon draw:style-name="gr127" draw:text-style-name="P4" draw:layer="layout" svg:width="3.022cm" svg:height="3.499cm" svg:x="23.05cm" svg:y="14.602cm" svg:viewBox="0 0 3023 3500" draw:points="0,2334 1008,0 3023,1166 2015,3500">
              <text:p/>
            </draw:polygon>
            <draw:polygon draw:style-name="gr128" draw:text-style-name="P5" draw:layer="layout" svg:width="0.805cm" svg:height="0.815cm" svg:x="24.863cm" svg:y="15.477cm" svg:viewBox="0 0 806 816" draw:points="0,466 202,0 806,350 604,816">
              <text:p/>
            </draw:polygon>
            <draw:path draw:style-name="gr129" draw:text-style-name="P6" draw:layer="layout" svg:width="1.41cm" svg:height="2.333cm" svg:x="23.252cm" svg:y="14.836cm" svg:viewBox="0 0 1411 2334" svg:d="M907 0c168 77 202 116 504 291-67 136-135 273-202 409-201 0-705 1050-503 1166-67 157-135 311-202 468-168-98-337-195-504-293 0-291 604-1866 907-2041z">
              <text:p/>
            </draw:path>
            <draw:path draw:style-name="gr130" draw:text-style-name="P7" draw:layer="layout" svg:width="0.837cm" svg:height="1.865cm" svg:x="23.723cm" svg:y="15.186cm" svg:viewBox="0 0 838 1866" svg:d="M32 1866c-202-700 604-1865 806-1866">
              <text:p/>
            </draw:path>
            <draw:line draw:style-name="gr131" draw:text-style-name="P7" draw:layer="layout" svg:x1="23.856cm" svg:y1="17.402cm" svg:x2="24.864cm" svg:y2="15.068cm">
              <text:p/>
            </draw:line>
            <draw:polygon draw:style-name="gr132" draw:text-style-name="P17" draw:layer="layout" svg:width="0.201cm" svg:height="0.29cm" svg:x="24.863cm" svg:y="16.352cm" svg:viewBox="0 0 202 291" draw:points="0,234 100,0 202,59 100,291">
              <text:p/>
            </draw:polygon>
            <draw:line draw:style-name="gr133" draw:text-style-name="P7" draw:layer="layout" svg:x1="25.728cm" svg:y1="15.886cm" svg:x2="25.828cm" svg:y2="15.945cm">
              <text:p/>
            </draw:line>
            <draw:line draw:style-name="gr134" draw:text-style-name="P7" draw:layer="layout" svg:x1="25.67cm" svg:y1="16.002cm" svg:x2="25.77cm" svg:y2="16.061cm">
              <text:p/>
            </draw:line>
            <draw:line draw:style-name="gr135" draw:text-style-name="P7" draw:layer="layout" svg:x1="25.628cm" svg:y1="16.118cm" svg:x2="25.728cm" svg:y2="16.177cm">
              <text:p/>
            </draw:line>
            <draw:line draw:style-name="gr136" draw:text-style-name="P7" draw:layer="layout" svg:x1="25.569cm" svg:y1="16.236cm" svg:x2="25.669cm" svg:y2="16.295cm">
              <text:p/>
            </draw:line>
            <draw:line draw:style-name="gr137" draw:text-style-name="P7" draw:layer="layout" svg:x1="24.863cm" svg:y1="15.418cm" svg:x2="24.963cm" svg:y2="15.477cm">
              <text:p/>
            </draw:line>
            <draw:line draw:style-name="gr138" draw:text-style-name="P7" draw:layer="layout" svg:x1="24.806cm" svg:y1="15.536cm" svg:x2="24.906cm" svg:y2="15.595cm">
              <text:p/>
            </draw:line>
            <draw:line draw:style-name="gr139" draw:text-style-name="P7" draw:layer="layout" svg:x1="24.763cm" svg:y1="15.652cm" svg:x2="24.863cm" svg:y2="15.711cm">
              <text:p/>
            </draw:line>
            <draw:line draw:style-name="gr140" draw:text-style-name="P7" draw:layer="layout" svg:x1="24.705cm" svg:y1="15.768cm" svg:x2="24.805cm" svg:y2="15.827cm">
              <text:p/>
            </draw:line>
            <draw:line draw:style-name="gr141" draw:text-style-name="P7" draw:layer="layout" svg:x1="24.763cm" svg:y1="16.002cm" svg:x2="24.863cm" svg:y2="16.061cm">
              <text:p/>
            </draw:line>
            <draw:line draw:style-name="gr142" draw:text-style-name="P7" draw:layer="layout" svg:x1="24.965cm" svg:y1="16.118cm" svg:x2="25.065cm" svg:y2="16.177cm">
              <text:p/>
            </draw:line>
            <draw:line draw:style-name="gr143" draw:text-style-name="P7" draw:layer="layout" svg:x1="25.167cm" svg:y1="16.236cm" svg:x2="25.267cm" svg:y2="16.295cm">
              <text:p/>
            </draw:line>
            <draw:line draw:style-name="gr144" draw:text-style-name="P7" draw:layer="layout" svg:x1="25.368cm" svg:y1="16.352cm" svg:x2="25.468cm" svg:y2="16.411cm">
              <text:p/>
            </draw:line>
            <draw:g>
              <draw:polygon draw:style-name="gr145" draw:text-style-name="P6" draw:layer="layout" svg:width="1.309cm" svg:height="1.283cm" svg:x="24.058cm" svg:y="16.527cm" svg:viewBox="0 0 1310 1284" draw:points="0,700 302,0 1310,584 1008,1284">
                <text:p/>
              </draw:polygon>
              <draw:line draw:style-name="gr146" draw:text-style-name="P7" draw:layer="layout" svg:x1="24.159cm" svg:y1="16.993cm" svg:x2="25.167cm" svg:y2="17.577cm">
                <text:p/>
              </draw:line>
              <draw:line draw:style-name="gr147" draw:text-style-name="P7" draw:layer="layout" svg:x1="25.267cm" svg:y1="17.345cm" svg:x2="24.259cm" svg:y2="16.761cm">
                <text:p/>
              </draw:line>
              <draw:line draw:style-name="gr148" draw:text-style-name="P7" draw:layer="layout" svg:x1="24.561cm" svg:y1="16.643cm" svg:x2="24.259cm" svg:y2="17.343cm">
                <text:p/>
              </draw:line>
              <draw:line draw:style-name="gr149" draw:text-style-name="P7" draw:layer="layout" svg:x1="24.763cm" svg:y1="16.761cm" svg:x2="24.461cm" svg:y2="17.461cm">
                <text:p/>
              </draw:line>
              <draw:line draw:style-name="gr150" draw:text-style-name="P7" draw:layer="layout" svg:x1="24.965cm" svg:y1="16.877cm" svg:x2="24.663cm" svg:y2="17.577cm">
                <text:p/>
              </draw:line>
              <draw:line draw:style-name="gr151" draw:text-style-name="P7" draw:layer="layout" svg:x1="25.165cm" svg:y1="16.993cm" svg:x2="24.863cm" svg:y2="17.693cm">
                <text:p/>
              </draw:line>
            </draw:g>
            <draw:polygon draw:style-name="gr152" draw:text-style-name="P8" draw:layer="layout" svg:width="3.022cm" svg:height="3.499cm" svg:x="23.05cm" svg:y="14.602cm" svg:viewBox="0 0 3023 3500" draw:points="0,2334 1008,0 3023,1166 3023,1516 2922,1750 2922,2859 2318,3209 2217,3384 2015,3500">
              <text:p/>
            </draw:polygon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153" draw:text-style-name="P1" draw:layer="layout" svg:width="0.478cm" svg:height="0.466cm" svg:x="7.555cm" svg:y="17.345cm" svg:viewBox="0 0 479 467" svg:d="M30 467c246 0 522-52 432-259-89-208-123-208-369-208 0 156-157-52-63 467z">
            <text:p/>
          </draw:path>
          <draw:g>
            <draw:polygon draw:style-name="gr154" draw:text-style-name="P4" draw:layer="layout" svg:width="0.628cm" svg:height="1.557cm" svg:x="6.929cm" svg:y="16.254cm" svg:viewBox="0 0 629 1558" draw:points="0,1195 0,0 629,364 629,1558">
              <text:p/>
            </draw:polygon>
            <draw:polygon draw:style-name="gr155" draw:text-style-name="P5" draw:layer="layout" svg:width="0.448cm" svg:height="1.09cm" svg:x="7.019cm" svg:y="16.41cm" svg:viewBox="0 0 449 1091" draw:points="0,831 0,0 449,260 449,1091">
              <text:p/>
            </draw:polygon>
            <draw:polygon draw:style-name="gr156" draw:text-style-name="P2" draw:layer="layout" svg:width="0.718cm" svg:height="0.414cm" svg:x="6.929cm" svg:y="16.202cm" svg:viewBox="0 0 719 415" draw:points="629,415 0,52 90,0 719,364">
              <text:p/>
            </draw:polygon>
            <draw:polygon draw:style-name="gr157" draw:text-style-name="P6" draw:layer="layout" svg:width="0.089cm" svg:height="1.245cm" svg:x="7.558cm" svg:y="16.566cm" svg:viewBox="0 0 90 1246" draw:points="0,1246 0,52 90,0 90,1195">
              <text:p/>
            </draw:polygon>
            <draw:polygon draw:style-name="gr158" draw:text-style-name="P8" draw:layer="layout" svg:width="0.718cm" svg:height="1.609cm" svg:x="6.929cm" svg:y="16.202cm" svg:viewBox="0 0 719 1610" draw:points="90,0 719,364 719,1558 629,1610 0,1246 0,52">
              <text:p/>
            </draw:polygon>
            <draw:line draw:style-name="gr159" draw:text-style-name="P7" draw:layer="layout" svg:x1="7.109cm" svg:y1="17.397cm" svg:x2="7.379cm" svg:y2="17.553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60" draw:text-style-name="P1" draw:layer="layout" svg:width="2.507cm" svg:height="1.469cm" svg:x="14.52cm" svg:y="5.63cm" svg:viewBox="0 0 2508 1470" svg:d="M0 1470c710 0 1823-464 2303-770s0-700-242-700z">
            <text:p/>
          </draw:path>
          <draw:g>
            <draw:polygon draw:style-name="gr161" draw:text-style-name="P4" draw:layer="layout" svg:width="1.454cm" svg:height="3.639cm" svg:x="13.065cm" svg:y="3.46cm" svg:viewBox="0 0 1455 3640" draw:points="0,2800 0,0 1455,840 1455,3640">
              <text:p/>
            </draw:polygon>
            <draw:polygon draw:style-name="gr162" draw:text-style-name="P18" draw:layer="layout" svg:width="2.06cm" svg:height="3.989cm" svg:x="14.52cm" svg:y="3.11cm" svg:viewBox="0 0 2061 3990" draw:points="0,3990 0,1190 2061,0 2061,2800">
              <text:p/>
            </draw:polygon>
            <draw:polygon draw:style-name="gr163" draw:text-style-name="P2" draw:layer="layout" svg:width="3.515cm" svg:height="2.029cm" svg:x="13.065cm" svg:y="2.27cm" svg:viewBox="0 0 3516 2030" draw:points="1455,2030 0,1190 2061,0 3516,840">
              <text:p/>
            </draw:polygon>
            <draw:polygon draw:style-name="gr164" draw:text-style-name="P8" draw:layer="layout" svg:width="3.515cm" svg:height="4.829cm" svg:x="13.065cm" svg:y="2.27cm" svg:viewBox="0 0 3516 4830" draw:points="0,3990 0,1190 2061,0 3516,840 3516,3640 1455,4830">
              <text:p/>
            </draw:polygon>
            <draw:line draw:style-name="gr165" draw:text-style-name="P7" draw:layer="layout" svg:x1="14.277cm" svg:y1="6.4cm" svg:x2="13.307cm" svg:y2="5.84cm">
              <text:p/>
            </draw:line>
            <draw:line draw:style-name="gr166" draw:text-style-name="P7" draw:layer="layout" svg:x1="14.277cm" svg:y1="6.68cm" svg:x2="13.307cm" svg:y2="6.12cm">
              <text:p/>
            </draw:line>
            <draw:line draw:style-name="gr167" draw:text-style-name="P7" draw:layer="layout" svg:x1="14.277cm" svg:y1="6.54cm" svg:x2="13.307cm" svg:y2="5.98cm">
              <text:p/>
            </draw:line>
            <draw:polyline draw:style-name="gr168" draw:text-style-name="P7" draw:layer="layout" svg:width="1.211cm" svg:height="0.839cm" svg:x="13.186cm" svg:y="3.88cm" svg:viewBox="0 0 1212 840" draw:points="1212,840 0,140 0,0">
              <text:p/>
            </draw:polyline>
            <draw:polyline draw:style-name="gr169" draw:text-style-name="P7" draw:layer="layout" svg:width="1.19cm" svg:height="0.842cm" svg:x="13.207cm" svg:y="3.877cm" svg:viewBox="0 0 1191 843" draw:points="1191,843 1191,703 0,0">
              <text:p/>
            </draw:polyline>
            <draw:polygon draw:style-name="gr170" draw:text-style-name="P19" draw:layer="layout" svg:width="0.141cm" svg:height="0.246cm" svg:x="13.635cm" svg:y="5.277cm" svg:viewBox="0 0 142 247" draw:points="0,165 0,0 142,82 142,247">
              <text:p/>
            </draw:polygon>
            <draw:line draw:style-name="gr171" draw:text-style-name="P7" draw:layer="layout" svg:x1="14.277cm" svg:y1="6.26cm" svg:x2="13.307cm" svg:y2="5.7cm">
              <text:p/>
            </draw:line>
          </draw:g>
        </draw:g>
        <draw:frame draw:style-name="gr172" draw:text-style-name="P21" draw:layer="layout" svg:width="3.321cm" svg:height="0.962cm" svg:x="18.951cm" svg:y="18.135cm">
          <draw:text-box>
            <text:p text:style-name="P20"><text:span text:style-name="T1">Helpdesk</text:span></text:p>
          </draw:text-box>
        </draw:frame>
        <draw:frame draw:style-name="gr173" draw:text-style-name="P21" draw:layer="layout" svg:width="8.567cm" svg:height="0.962cm" svg:x="1.005cm" svg:y="18.135cm">
          <draw:text-box>
            <text:p text:style-name="P20"><text:span text:style-name="T1">Telework user / Office user</text:span></text:p>
          </draw:text-box>
        </draw:frame>
        <draw:frame draw:style-name="gr174" draw:text-style-name="P22" draw:layer="layout" svg:width="5.715cm" svg:height="2.384cm" svg:x="13.382cm" svg:y="7.891cm">
          <draw:text-box>
            <text:p text:style-name="P20">Openssh-server,</text:p>
            <text:p text:style-name="P20">No-shell user with cert based auth</text:p>
          </draw:text-box>
        </draw:frame>
        <draw:custom-shape draw:style-name="gr175" draw:text-style-name="P24" xml:id="id1" draw:id="id1" draw:layer="layout" svg:width="4.127cm" svg:height="3.175cm" svg:x="1.635cm" svg:y="10.91cm">
          <text:p text:style-name="P23">x11vnc<text:line-break/>on localhost</text:p>
          <draw:enhanced-geometry svg:viewBox="0 0 21600 21600" draw:type="rectangle" draw:enhanced-path="M 0 0 L 21600 0 21600 21600 0 21600 0 0 Z N"/>
        </draw:custom-shape>
        <draw:custom-shape draw:style-name="gr176" draw:text-style-name="P25" draw:layer="layout" svg:width="8.79cm" svg:height="4.206cm" draw:transform="skewX (-1.00727795529746E-016) rotate (0.916995988997821) translate (5.762cm 12.1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6" xml:id="id2" draw:id="id2" draw:layer="layout" svg:width="0.952cm" svg:height="0.953cm" draw:transform="rotate (2.45480559293002) translate (11.896cm 6.147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8" draw:text-style-name="P25" draw:layer="layout" svg:width="7.804cm" svg:height="4.352cm" draw:transform="skewX (-1.0964745273384E-016) rotate (2.32373136610525) translate (20.941cm 11.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9" draw:text-style-name="P26" draw:layer="layout" draw:type="curve" svg:x1="5.762cm" svg:y1="12.497cm" svg:x2="11.528cm" svg:y2="5.845cm" draw:start-shape="id1" draw:start-glue-point="1" draw:end-shape="id2" draw:end-glue-point="0" svg:d="M5762 12497c3844 0 5766-2217 5766-6652" svg:viewBox="0 0 5767 6653">
          <text:p/>
        </draw:connector>
        <draw:custom-shape draw:style-name="gr180" draw:text-style-name="P24" xml:id="id4" draw:id="id4" draw:layer="layout" svg:width="3.81cm" svg:height="2.222cm" svg:x="22.59cm" svg:y="11.862cm">
          <text:p text:style-name="P23">vncviewer<text:line-break/>to localhost</text:p>
          <draw:enhanced-geometry svg:viewBox="0 0 21600 21600" draw:type="rectangle" draw:enhanced-path="M 0 0 L 21600 0 21600 21600 0 21600 0 0 Z N"/>
        </draw:custom-shape>
        <draw:custom-shape draw:style-name="gr181" draw:text-style-name="P26" xml:id="id6" draw:id="id6" draw:layer="layout" svg:width="0.317cm" svg:height="0.318cm" svg:x="11.727cm" svg:y="5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26" xml:id="id5" draw:id="id5" draw:layer="layout" svg:width="0.952cm" svg:height="0.953cm" draw:transform="rotate (0.537561409614253) translate (21.378cm 11.771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1" draw:text-style-name="P26" xml:id="id3" draw:id="id3" draw:layer="layout" svg:width="0.317cm" svg:height="0.318cm" svg:x="21.955cm" svg:y="1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2" draw:text-style-name="P27" draw:layer="layout" svg:x1="10.843cm" svg:y1="17.192cm" svg:x2="16.24cm" svg:y2="17.192cm">
          <text:p/>
        </draw:line>
        <draw:frame draw:style-name="gr174" draw:text-style-name="P22" draw:layer="layout" svg:width="6.985cm" svg:height="2.384cm" svg:x="10.525cm" svg:y="15.287cm">
          <draw:text-box>
            <text:p text:style-name="P20">Say or send<text:line-break/>Session ID, PIN code</text:p>
          </draw:text-box>
        </draw:frame>
        <draw:connector draw:style-name="gr179" draw:text-style-name="P26" draw:layer="layout" draw:type="curve" svg:x1="22.114cm" svg:y1="12.18cm" svg:x2="22.59cm" svg:y2="12.973cm" draw:start-shape="id3" draw:start-glue-point="8" draw:end-shape="id4" draw:end-glue-point="3" svg:d="M22114 12180c0 529 158 793 476 793" svg:viewBox="0 0 477 794">
          <text:p/>
        </draw:connector>
        <draw:frame draw:style-name="gr183" draw:text-style-name="P22" draw:layer="layout" svg:width="6.037cm" svg:height="1.943cm" draw:transform="rotate (-0.816290491157747) translate (18.455cm 4.81cm)">
          <draw:text-box>
            <text:p text:style-name="P20">Ssh with forward<text:line-break/>tunneling</text:p>
          </draw:text-box>
        </draw:frame>
        <draw:frame draw:style-name="gr184" draw:text-style-name="P22" draw:layer="layout" svg:width="6.67cm" svg:height="0.962cm" svg:x="4.49cm" svg:y="4.81cm">
          <draw:text-box>
            <text:p text:style-name="P20">User port (session ID)</text:p>
          </draw:text-box>
        </draw:frame>
        <draw:frame draw:style-name="gr185" draw:text-style-name="P28" draw:layer="layout" svg:width="10.477cm" svg:height="1.588cm" svg:x="8.938cm" svg:y="0.999cm">
          <draw:text-box>
            <text:p text:style-name="P20"><text:span text:style-name="T2">Linux remote assistance</text:span></text:p>
          </draw:text-box>
        </draw:frame>
        <draw:frame draw:style-name="gr186" draw:text-style-name="P22" draw:layer="layout" svg:width="12.065cm" svg:height="1.673cm" svg:x="1.635cm" svg:y="18.875cm">
          <draw:text-box>
            <text:p text:style-name="P20">Click remote-assistance-full-control icon<text:line-break/>or remote-assistance-view-only icon</text:p>
          </draw:text-box>
        </draw:frame>
        <draw:frame draw:style-name="gr186" draw:text-style-name="P22" draw:layer="layout" svg:width="11.747cm" svg:height="1.673cm" svg:x="15.605cm" svg:y="18.917cm">
          <draw:text-box>
            <text:p text:style-name="P20">Click remote-assistance-helpdesk icon, enter ID and PIN</text:p>
          </draw:text-box>
        </draw:frame>
        <draw:custom-shape draw:style-name="gr187" draw:text-style-name="P29" draw:layer="layout" svg:width="0.993cm" svg:height="0.948cm" svg:x="0.642cm" svg:y="19.097cm">
          <text:p text:style-name="P2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9" draw:layer="layout" svg:width="0.993cm" svg:height="0.948cm" svg:x="9.532cm" svg:y="15.605cm">
          <text:p text:style-name="P2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9" draw:layer="layout" svg:width="0.993cm" svg:height="0.948cm" svg:x="17.152cm" svg:y="18.145cm">
          <text:p text:style-name="P2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88" draw:text-style-name="P1" draw:layer="layout" svg:width="1.128cm" svg:height="0.706cm" svg:x="7.491cm" svg:y="11.723cm" svg:viewBox="0 0 1129 707" svg:d="M0 707c259 0 1129-272 1129-490 0-217-95-217-188-217 0 163-941 489-941 707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89" draw:text-style-name="P18" draw:layer="layout" svg:width="0.94cm" svg:height="0.924cm" svg:x="7.491cm" svg:y="11.505cm" svg:viewBox="0 0 941 925" draw:points="0,925 0,544 941,0 941,381">
              <text:p/>
            </draw:polygon>
            <draw:polygon draw:style-name="gr190" draw:text-style-name="P2" draw:layer="layout" svg:width="2.35cm" svg:height="1.359cm" svg:x="6.08cm" svg:y="10.69cm" svg:viewBox="0 0 2351 1360" draw:points="1411,1360 0,544 941,0 2351,816">
              <text:p/>
            </draw:polygon>
            <draw:polygon draw:style-name="gr191" draw:text-style-name="P4" draw:layer="layout" svg:width="1.41cm" svg:height="1.195cm" svg:x="6.08cm" svg:y="11.233cm" svg:viewBox="0 0 1411 1196" draw:points="0,381 0,0 1411,816 1411,1196">
              <text:p/>
            </draw:polygon>
            <draw:polygon draw:style-name="gr192" draw:text-style-name="P8" draw:layer="layout" svg:width="2.35cm" svg:height="1.739cm" svg:x="6.08cm" svg:y="10.69cm" svg:viewBox="0 0 2351 1740" draw:points="0,925 0,544 941,0 2351,816 2351,1196 1411,1740">
              <text:p/>
            </draw:polygon>
            <draw:polygon draw:style-name="gr193" draw:text-style-name="P30" draw:layer="layout" svg:width="0.093cm" svg:height="0.216cm" svg:x="7.209cm" svg:y="11.994cm" svg:viewBox="0 0 94 217" draw:points="0,163 0,0 94,54 94,217">
              <text:p/>
            </draw:polygon>
            <draw:polygon draw:style-name="gr194" draw:text-style-name="P31" draw:layer="layout" svg:width="0.093cm" svg:height="1.032cm" svg:x="7.114cm" svg:y="9.765cm" svg:viewBox="0 0 94 1033" draw:points="0,979 0,0 94,0 94,1033">
              <text:p/>
            </draw:polygon>
            <draw:polygon draw:style-name="gr195" draw:text-style-name="P31" draw:layer="layout" svg:width="0.093cm" svg:height="1.032cm" svg:x="8.244cm" svg:y="10.417cm" svg:viewBox="0 0 94 1033" draw:points="0,979 0,0 94,0 94,1033">
              <text:p/>
            </draw:polygon>
          </draw:g>
        </draw:g>
        <draw:g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196" draw:text-style-name="P1" draw:layer="layout" svg:width="0.621cm" svg:height="0.489cm" svg:x="9.585cm" svg:y="13.527cm" svg:viewBox="0 0 622 490" svg:d="M0 490c155 0 622-131 622-261 0-131-226-229-339-229 0 98-283 359-283 490z">
            <text:p/>
          </draw:path>
          <draw:g>
            <draw:polygon draw:style-name="gr197" draw:text-style-name="P32" draw:layer="layout" svg:width="1.695cm" svg:height="2.286cm" svg:x="7.89cm" svg:y="11.73cm" svg:viewBox="0 0 1696 2287" draw:points="0,1307 0,0 1696,980 1696,2287">
              <text:p/>
            </draw:polygon>
            <draw:line draw:style-name="gr198" draw:text-style-name="P7" draw:layer="layout" svg:x1="7.89cm" svg:y1="12.71cm" svg:x2="9.586cm" svg:y2="13.69cm">
              <text:p/>
            </draw:line>
            <draw:line draw:style-name="gr199" draw:text-style-name="P7" draw:layer="layout" svg:x1="7.89cm" svg:y1="12.384cm" svg:x2="9.586cm" svg:y2="13.364cm">
              <text:p/>
            </draw:line>
            <draw:line draw:style-name="gr200" draw:text-style-name="P7" draw:layer="layout" svg:x1="7.89cm" svg:y1="12.057cm" svg:x2="9.586cm" svg:y2="13.037cm">
              <text:p/>
            </draw:line>
            <draw:line draw:style-name="gr201" draw:text-style-name="P7" draw:layer="layout" svg:x1="8.455cm" svg:y1="12.71cm" svg:x2="8.455cm" svg:y2="13.037cm">
              <text:p/>
            </draw:line>
            <draw:line draw:style-name="gr202" draw:text-style-name="P7" draw:layer="layout" svg:x1="9.02cm" svg:y1="12.384cm" svg:x2="9.02cm" svg:y2="12.711cm">
              <text:p/>
            </draw:line>
            <draw:line draw:style-name="gr203" draw:text-style-name="P7" draw:layer="layout" svg:x1="9.303cm" svg:y1="13.527cm" svg:x2="9.303cm" svg:y2="13.854cm">
              <text:p/>
            </draw:line>
            <draw:line draw:style-name="gr204" draw:text-style-name="P7" draw:layer="layout" svg:x1="8.738cm" svg:y1="13.2cm" svg:x2="8.738cm" svg:y2="13.527cm">
              <text:p/>
            </draw:line>
            <draw:line draw:style-name="gr205" draw:text-style-name="P7" draw:layer="layout" svg:x1="8.173cm" svg:y1="12.874cm" svg:x2="8.173cm" svg:y2="13.201cm">
              <text:p/>
            </draw:line>
            <draw:line draw:style-name="gr206" draw:text-style-name="P7" draw:layer="layout" svg:x1="8.455cm" svg:y1="12.057cm" svg:x2="8.455cm" svg:y2="12.384cm">
              <text:p/>
            </draw:line>
            <draw:line draw:style-name="gr207" draw:text-style-name="P7" draw:layer="layout" svg:x1="8.738cm" svg:y1="12.547cm" svg:x2="8.738cm" svg:y2="12.874cm">
              <text:p/>
            </draw:line>
            <draw:line draw:style-name="gr208" draw:text-style-name="P7" draw:layer="layout" svg:x1="9.02cm" svg:y1="13.037cm" svg:x2="9.02cm" svg:y2="13.364cm">
              <text:p/>
            </draw:line>
            <draw:line draw:style-name="gr209" draw:text-style-name="P7" draw:layer="layout" svg:x1="9.303cm" svg:y1="12.874cm" svg:x2="9.303cm" svg:y2="13.201cm">
              <text:p/>
            </draw:line>
            <draw:line draw:style-name="gr210" draw:text-style-name="P7" draw:layer="layout" svg:x1="8.173cm" svg:y1="12.22cm" svg:x2="8.173cm" svg:y2="12.547cm">
              <text:p/>
            </draw:line>
            <draw:polygon draw:style-name="gr211" draw:text-style-name="P33" draw:layer="layout" svg:width="0.282cm" svg:height="1.469cm" svg:x="9.585cm" svg:y="12.547cm" svg:viewBox="0 0 283 1470" draw:points="0,1470 0,163 283,0 283,1307">
              <text:p/>
            </draw:polygon>
            <draw:polygon draw:style-name="gr212" draw:text-style-name="P34" draw:layer="layout" svg:width="1.977cm" svg:height="1.142cm" svg:x="7.89cm" svg:y="11.567cm" svg:viewBox="0 0 1978 1143" draw:points="1696,1143 0,163 283,0 1978,980">
              <text:p/>
            </draw:polygon>
            <draw:line draw:style-name="gr213" draw:text-style-name="P7" draw:layer="layout" svg:x1="9.02cm" svg:y1="12.383cm" svg:x2="9.303cm" svg:y2="12.22cm">
              <text:p/>
            </draw:line>
            <draw:line draw:style-name="gr214" draw:text-style-name="P7" draw:layer="layout" svg:x1="9.585cm" svg:y1="13.037cm" svg:x2="9.868cm" svg:y2="12.874cm">
              <text:p/>
            </draw:line>
            <draw:line draw:style-name="gr215" draw:text-style-name="P7" draw:layer="layout" svg:x1="9.585cm" svg:y1="13.363cm" svg:x2="9.868cm" svg:y2="13.2cm">
              <text:p/>
            </draw:line>
            <draw:line draw:style-name="gr216" draw:text-style-name="P7" draw:layer="layout" svg:x1="9.585cm" svg:y1="13.69cm" svg:x2="9.868cm" svg:y2="13.527cm">
              <text:p/>
            </draw:line>
            <draw:line draw:style-name="gr217" draw:text-style-name="P7" draw:layer="layout" svg:x1="8.455cm" svg:y1="12.057cm" svg:x2="8.738cm" svg:y2="11.894cm">
              <text:p/>
            </draw:line>
            <draw:polygon draw:style-name="gr218" draw:text-style-name="P8" draw:layer="layout" svg:width="1.977cm" svg:height="2.449cm" svg:x="7.89cm" svg:y="11.567cm" svg:viewBox="0 0 1978 2450" draw:points="283,0 1978,980 1978,2287 1696,2450 0,1470 0,163">
              <text:p/>
            </draw:polygon>
          </draw:g>
        </draw:g>
        <draw:g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219" draw:text-style-name="P1" draw:layer="layout" svg:width="0.621cm" svg:height="0.489cm" svg:x="22.285cm" svg:y="9.9cm" svg:viewBox="0 0 622 490" svg:d="M0 490c155 0 622-131 622-261 0-131-226-229-339-229 0 98-283 359-283 490z">
            <text:p/>
          </draw:path>
          <draw:g>
            <draw:polygon draw:style-name="gr220" draw:text-style-name="P33" draw:layer="layout" svg:width="1.695cm" svg:height="2.286cm" svg:x="20.885cm" svg:y="8.873cm" svg:viewBox="0 0 1696 2287" draw:points="1696,1307 1696,0 0,980 0,2287">
              <text:p/>
            </draw:polygon>
            <draw:line draw:style-name="gr221" draw:text-style-name="P7" draw:layer="layout" svg:x1="22.581cm" svg:y1="9.853cm" svg:x2="20.885cm" svg:y2="10.833cm">
              <text:p/>
            </draw:line>
            <draw:line draw:style-name="gr222" draw:text-style-name="P7" draw:layer="layout" svg:x1="22.581cm" svg:y1="9.527cm" svg:x2="20.885cm" svg:y2="10.507cm">
              <text:p/>
            </draw:line>
            <draw:line draw:style-name="gr223" draw:text-style-name="P7" draw:layer="layout" svg:x1="22.581cm" svg:y1="9.2cm" svg:x2="20.885cm" svg:y2="10.18cm">
              <text:p/>
            </draw:line>
            <draw:line draw:style-name="gr224" draw:text-style-name="P7" draw:layer="layout" svg:x1="22.016cm" svg:y1="9.853cm" svg:x2="22.016cm" svg:y2="10.18cm">
              <text:p/>
            </draw:line>
            <draw:line draw:style-name="gr225" draw:text-style-name="P7" draw:layer="layout" svg:x1="21.451cm" svg:y1="9.527cm" svg:x2="21.451cm" svg:y2="9.854cm">
              <text:p/>
            </draw:line>
            <draw:line draw:style-name="gr226" draw:text-style-name="P7" draw:layer="layout" svg:x1="21.168cm" svg:y1="10.67cm" svg:x2="21.168cm" svg:y2="10.997cm">
              <text:p/>
            </draw:line>
            <draw:line draw:style-name="gr227" draw:text-style-name="P7" draw:layer="layout" svg:x1="21.733cm" svg:y1="10.343cm" svg:x2="21.733cm" svg:y2="10.67cm">
              <text:p/>
            </draw:line>
            <draw:line draw:style-name="gr228" draw:text-style-name="P7" draw:layer="layout" svg:x1="22.298cm" svg:y1="10.017cm" svg:x2="22.298cm" svg:y2="10.344cm">
              <text:p/>
            </draw:line>
            <draw:line draw:style-name="gr229" draw:text-style-name="P7" draw:layer="layout" svg:x1="22.016cm" svg:y1="9.2cm" svg:x2="22.016cm" svg:y2="9.527cm">
              <text:p/>
            </draw:line>
            <draw:line draw:style-name="gr230" draw:text-style-name="P7" draw:layer="layout" svg:x1="21.733cm" svg:y1="9.69cm" svg:x2="21.733cm" svg:y2="10.017cm">
              <text:p/>
            </draw:line>
            <draw:line draw:style-name="gr231" draw:text-style-name="P7" draw:layer="layout" svg:x1="21.451cm" svg:y1="10.18cm" svg:x2="21.451cm" svg:y2="10.507cm">
              <text:p/>
            </draw:line>
            <draw:line draw:style-name="gr232" draw:text-style-name="P7" draw:layer="layout" svg:x1="21.168cm" svg:y1="10.017cm" svg:x2="21.168cm" svg:y2="10.344cm">
              <text:p/>
            </draw:line>
            <draw:line draw:style-name="gr233" draw:text-style-name="P7" draw:layer="layout" svg:x1="22.298cm" svg:y1="9.363cm" svg:x2="22.298cm" svg:y2="9.69cm">
              <text:p/>
            </draw:line>
            <draw:polygon draw:style-name="gr234" draw:text-style-name="P32" draw:layer="layout" svg:width="0.282cm" svg:height="1.469cm" svg:x="20.603cm" svg:y="9.69cm" svg:viewBox="0 0 283 1470" draw:points="283,1470 283,163 0,0 0,1307">
              <text:p/>
            </draw:polygon>
            <draw:polygon draw:style-name="gr235" draw:text-style-name="P34" draw:layer="layout" svg:width="1.977cm" svg:height="1.142cm" svg:x="20.603cm" svg:y="8.71cm" svg:viewBox="0 0 1978 1143" draw:points="282,1143 1978,163 1695,0 0,980">
              <text:p/>
            </draw:polygon>
            <draw:line draw:style-name="gr236" draw:text-style-name="P7" draw:layer="layout" svg:x1="21.451cm" svg:y1="9.526cm" svg:x2="21.168cm" svg:y2="9.363cm">
              <text:p/>
            </draw:line>
            <draw:line draw:style-name="gr237" draw:text-style-name="P7" draw:layer="layout" svg:x1="20.886cm" svg:y1="10.18cm" svg:x2="20.603cm" svg:y2="10.017cm">
              <text:p/>
            </draw:line>
            <draw:line draw:style-name="gr238" draw:text-style-name="P7" draw:layer="layout" svg:x1="20.886cm" svg:y1="10.506cm" svg:x2="20.603cm" svg:y2="10.343cm">
              <text:p/>
            </draw:line>
            <draw:line draw:style-name="gr239" draw:text-style-name="P7" draw:layer="layout" svg:x1="20.886cm" svg:y1="10.833cm" svg:x2="20.603cm" svg:y2="10.67cm">
              <text:p/>
            </draw:line>
            <draw:line draw:style-name="gr240" draw:text-style-name="P7" draw:layer="layout" svg:x1="22.016cm" svg:y1="9.2cm" svg:x2="21.733cm" svg:y2="9.037cm">
              <text:p/>
            </draw:line>
            <draw:polygon draw:style-name="gr241" draw:text-style-name="P8" draw:layer="layout" svg:width="1.977cm" svg:height="2.449cm" svg:x="20.603cm" svg:y="8.71cm" svg:viewBox="0 0 1978 2450" draw:points="1695,0 0,980 0,2287 282,2450 1978,1470 1978,163">
              <text:p/>
            </draw:polygon>
          </draw:g>
        </draw:g>
        <draw:connector draw:style-name="gr179" draw:text-style-name="P26" draw:layer="layout" draw:type="curve" svg:x1="21.787cm" svg:y1="11.527cm" svg:x2="11.886cm" svg:y2="5.212cm" draw:start-shape="id5" draw:start-glue-point="0" draw:end-shape="id6" draw:end-glue-point="4" svg:d="M21787 11527c0-10224-9901-7066-9901-6315" svg:viewBox="0 0 9902 7366">
          <text:p/>
        </draw:connector>
        <draw:frame draw:style-name="gr186" draw:text-style-name="P22" draw:layer="layout" svg:width="5.634cm" svg:height="1.673cm" draw:transform="rotate (0.899019097702279) translate (8.302cm 10.807cm)">
          <draw:text-box>
            <text:p text:style-name="P20">Ssh with reverse tunnel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square" draw:cx="30%" draw:cy="30%" draw:start-color="#6f420d" draw:end-color="#a56313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deg" draw:border="0%"/>
    <draw:gradient draw:name="Light_20_Purple_20_Linear_20_B" draw:display-name="Light Purple Linear B" draw:style="linear" draw:start-color="#c893c7" draw:end-color="#f4e9f3" draw:start-intensity="100%" draw:end-intensity="100%" draw:angle="0deg" draw:border="10%"/>
    <draw:gradient draw:name="Light_20_Red_20_Linear_20_L" draw:display-name="Light Red Linear L" draw:style="linear" draw:start-color="#de8e96" draw:end-color="#f8e8ea" draw:start-intensity="100%" draw:end-intensity="100%" draw:angle="180deg" draw:border="10%"/>
    <draw:gradient draw:name="Light_20_Red_20_Linear_20_T" draw:display-name="Light Red Linear T" draw:style="linear" draw:start-color="#de8e96" draw:end-color="#f8e8ea" draw:start-intensity="100%" draw:end-intensity="100%" draw:angle="0deg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999999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language="en" fo:country="US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fo:language="en" fo:country="US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1:28:13.746203554</meta:creation-date>
    <dc:date>2022-03-19T22:04:22.065523990</dc:date>
    <meta:editing-duration>PT16H24M</meta:editing-duration>
    <meta:editing-cycles>27</meta:editing-cycles>
    <meta:generator>LibreOffice/7.2.5.2.0$Linux_X86_64 LibreOffice_project/20$Build-2</meta:generator>
    <meta:document-statistic meta:object-count="274"/>
  </office:meta>
</office:document-meta>
</file>